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Standard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7f0055"/>
    </style:style>
    <style:style style:name="T3" style:family="text">
      <style:text-properties fo:color="#7f0055"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c0"/>
    </style:style>
    <style:style style:name="T6" style:family="text">
      <style:text-properties fo:color="#0000c0" fo:font-style="italic" style:font-style-asian="italic" style:font-style-complex="italic"/>
    </style:style>
    <style:style style:name="T7" style:family="text">
      <style:text-properties fo:color="#2a00ff"/>
    </style:style>
    <style:style style:name="fr1" style:family="graphic" style:parent-style-name="Graphics">
      <style:graphic-properties fo:margin-left="0in" fo:margin-right="0.25in" fo:margin-top="0.0835in" fo:margin-bottom="0.1252in" style:wrap="right" style:number-wrapped-paragraphs="no-limit" style:wrap-contour="false" style:vertical-pos="top" style:vertical-rel="paragraph-content" style:horizontal-pos="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ircular Linked List | Set 1 (Introduction and Applications)</text:p>
      <text:p text:style-name="P1"/>
      <text:p text:style-name="P1">Circular linked list is a linked list where all nodes are connected to form a circle. There is no NULL at the end. A circular linked list can be a singly circular linked list or doubly circular linked list.</text:p>
      <text:p text:style-name="P1"><draw:a xlink:type="simple" xlink:href="http://geeksforgeeks.org/wp-content/uploads/cll_inserted.gif"><draw:frame draw:style-name="fr1" draw:name="graphics1" text:anchor-type="paragraph" svg:width="5.2362in" svg:height="0.9028in" draw:z-index="0"><draw:image xlink:href="http://geeksforgeeks.org/wp-content/uploads/cll_inserted.gif" xlink:type="simple" xlink:show="embed" xlink:actuate="onLoad"/></draw:frame></draw:a>Advantages of Circular Linked Lists:<text:line-break/></text:p>
      <text:p text:style-name="P1"/>
      <text:p text:style-name="P1"/>
      <text:p text:style-name="P1">1) Any node can be a starting point. We can traverse the whole list by starting from any point. We just need to stop when the first visited node is visited again.</text:p>
      <text:p text:style-name="P1"/>
      <text:p text:style-name="P1">2) Useful for implementation of queue. Unlike this implementation, we don’t need to maintain two pointers for front and rear if we use circular linked list. We can maintain a pointer to the last inserted node and front can always be obtained as next of last.</text:p>
      <text:p text:style-name="P1"/>
      <text:p text:style-name="P1">3)Circular lists are useful in applications to repeatedly go around the list. For example, when multiple applications are running on a PC, it is common for the operating system to put the running applications on a list and then to cycle through them, giving each of them a slice of time to execute, and then making them wait while the CPU is given to another application. It is convenient for the operating system to use a circular list so that when it reaches the end of the list it can cycle around to the front of the list. (Source http://web.eecs.utk.edu/~bvz/cs140/notes/Dllists/)</text:p>
      <text:p text:style-name="P1"/>
      <text:p text:style-name="P1">4)Circular Doubly Linked Lists are used for implementation of advanced data structures like Fibonacci Heap.</text:p>
      <text:p text:style-name="P1"/>
      <text:p text:style-name="P1">NOTE: we are two ref­er­ences here, head and tail. Head points the start of the linked list and tail points to the last node of the linked list.</text:p>
      <text:p text:style-name="P1"/>
      <text:p text:style-name="P1"><text:span text:style-name="T1">Add at the Start </text:span>: Add a node the begin­ning of the linked list. Its O(1). If size is 0 then make the new node as head and tail else put the at the start, change the head and do not change the tail.</text:p>
      <text:p text:style-name="P1"/>
      <text:p text:style-name="P1"><text:tab/>//Making node as Head.</text:p>
      <text:p text:style-name="P1"><text:tab/>public void insertAtStart(Node node) {</text:p>
      <text:p text:style-name="P1"><text:tab/><text:tab/>if (isEmpty()) {</text:p>
      <text:p text:style-name="P1"><text:tab/><text:tab/><text:tab/>mHead = node;</text:p>
      <text:p text:style-name="P1"><text:tab/><text:tab/><text:tab/>mTail = node;</text:p>
      <text:p text:style-name="P1"><text:tab/><text:tab/><text:tab/>mHead.next = node;</text:p>
      <text:p text:style-name="P1"><text:tab/><text:tab/>} else {</text:p>
      <text:p text:style-name="P1"><text:tab/><text:tab/><text:tab/>mTail.next = node;</text:p>
      <text:p text:style-name="P1"><text:tab/><text:tab/><text:tab/>node.next = mHead;</text:p>
      <text:p text:style-name="P1"><text:tab/><text:tab/><text:tab/>mHead = node;</text:p>
      <text:p text:style-name="P1"><text:tab/><text:tab/>}</text:p>
      <text:p text:style-name="P1"><text:tab/><text:tab/>mSize++;</text:p>
      <text:p text:style-name="P1"><text:tab/>}</text:p>
      <text:p text:style-name="P1"/>
      <text:p text:style-name="P1"/>
      <text:p text:style-name="P1"/>
      <text:p text:style-name="P1"><text:soft-page-break/></text:p>
      <text:p text:style-name="P1"><text:span text:style-name="T1">Add at the End </text:span>: Add a node at the end of the linked list. its O(1) since we have tail ref­er­ence. If size is 0 then make the new node as head and tail else put node at the end of the list using tail ref­er­ence and make the new node as tail. </text:p>
      <text:p text:style-name="P1"/>
      <text:p text:style-name="P1"><text:s text:c="17"/>//Making node as Tail.</text:p>
      <text:p text:style-name="P1"><text:s text:c="17"/>public void insertAtEnd(Node node) {</text:p>
      <text:p text:style-name="P1"><text:tab/><text:tab/>if (isEmpty()) {</text:p>
      <text:p text:style-name="P1"><text:tab/><text:tab/><text:tab/>mHead = node;</text:p>
      <text:p text:style-name="P1"><text:tab/><text:tab/><text:tab/>mTail = node;</text:p>
      <text:p text:style-name="P1"><text:tab/><text:tab/><text:tab/>mHead.next = node;</text:p>
      <text:p text:style-name="P1"><text:tab/><text:tab/>} else {</text:p>
      <text:p text:style-name="P1"><text:tab/><text:tab/><text:tab/>mTail.next = node;</text:p>
      <text:p text:style-name="P1"><text:tab/><text:tab/><text:tab/>node.next = mHead;</text:p>
      <text:p text:style-name="P1"><text:tab/><text:tab/><text:tab/>mTail = node;</text:p>
      <text:p text:style-name="P1"><text:tab/><text:tab/>}</text:p>
      <text:p text:style-name="P1"><text:tab/><text:tab/>mSize++;</text:p>
      <text:p text:style-name="P1"><text:tab/>}</text:p>
      <text:p text:style-name="P1"/>
      <text:p text:style-name="P1"><text:span text:style-name="T1">Delete at the Start</text:span> : Delete a node from begin­ning of the linked list and make the head points to the 2nd node in the list. Its O(1). </text:p>
      <text:p text:style-name="P1"/>
      <text:p text:style-name="P1"><text:s text:c="18"/>public void deleteHead() {</text:p>
      <text:p text:style-name="P1"><text:tab/><text:tab/>if (isEmpty()) {</text:p>
      <text:p text:style-name="P1"><text:tab/><text:tab/><text:tab/>System.out.println("Empty List");</text:p>
      <text:p text:style-name="P1"><text:tab/><text:tab/>} else {</text:p>
      <text:p text:style-name="P1"><text:tab/><text:tab/><text:tab/>Node temp = mHead.next;</text:p>
      <text:p text:style-name="P1"><text:tab/><text:tab/><text:tab/>mTail.next = temp;</text:p>
      <text:p text:style-name="P1"><text:tab/><text:tab/><text:tab/>mHead = temp;</text:p>
      <text:p text:style-name="P1"><text:tab/><text:tab/>}</text:p>
      <text:p text:style-name="P1"><text:tab/><text:tab/>mSize--;</text:p>
      <text:p text:style-name="P1"><text:tab/><text:tab/>if (0 == mSize) {</text:p>
      <text:p text:style-name="P1"><text:tab/><text:tab/><text:tab/>mHead = null;</text:p>
      <text:p text:style-name="P1"><text:tab/><text:tab/>}</text:p>
      <text:p text:style-name="P1"><text:tab/>}</text:p>
      <text:p text:style-name="P1"/>
      <text:p text:style-name="P1"><text:span text:style-name="T1">Delete at the End :</text:span> Delete a node from end of the linked list and make the end node <text:s/>points to the head node in the list. Its O(1). </text:p>
      <text:p text:style-name="P1"/>
      <text:p text:style-name="P1"><text:s text:c="19"/>public void deleteTail() {</text:p>
      <text:p text:style-name="P1"><text:tab/><text:tab/>if (isEmpty()) {</text:p>
      <text:p text:style-name="P1"><text:tab/><text:tab/><text:tab/>System.out.println("Empty List");</text:p>
      <text:p text:style-name="P1"><text:tab/><text:tab/>} else {</text:p>
      <text:p text:style-name="P1"><text:tab/><text:tab/><text:tab/>Node current = mHead;</text:p>
      <text:p text:style-name="P1"><text:tab/><text:tab/><text:tab/>do {</text:p>
      <text:p text:style-name="P1"><text:tab/><text:tab/><text:tab/><text:tab/>current = current.next;</text:p>
      <text:p text:style-name="P1"><text:tab/><text:tab/><text:tab/><text:tab/>if (current.next == mTail) {</text:p>
      <text:p text:style-name="P1"><text:tab/><text:tab/><text:tab/><text:tab/><text:tab/>break;</text:p>
      <text:p text:style-name="P1"><text:tab/><text:tab/><text:tab/><text:tab/>}</text:p>
      <text:p text:style-name="P1"><text:soft-page-break/><text:tab/><text:tab/><text:tab/>} while (current != mHead);</text:p>
      <text:p text:style-name="P1"/>
      <text:p text:style-name="P1"><text:tab/><text:tab/><text:tab/>Node lastNode = current;</text:p>
      <text:p text:style-name="P1"><text:tab/><text:tab/><text:tab/>lastNode.next = mHead;</text:p>
      <text:p text:style-name="P1"><text:tab/><text:tab/><text:tab/>mTail = lastNode;</text:p>
      <text:p text:style-name="P1"><text:tab/><text:tab/>}</text:p>
      <text:p text:style-name="P1"><text:tab/><text:tab/>mSize--;</text:p>
      <text:p text:style-name="P1"><text:tab/><text:tab/>if (0 == mSize) {</text:p>
      <text:p text:style-name="P1"><text:tab/><text:tab/><text:tab/>mTail = null;</text:p>
      <text:p text:style-name="P1"><text:tab/><text:tab/>}</text:p>
      <text:p text:style-name="P1"><text:tab/>}</text:p>
      <text:p text:style-name="P1"/>
      <text:p text:style-name="P1"><text:span text:style-name="T1">Delete node :</text:span> Delete any node except Head, Tail. If it matches with any node get previous and next node. Make next node as Next of <text:s/>previous node.</text:p>
      <text:p text:style-name="P1"/>
      <text:p text:style-name="P1"><text:s text:c="12"/>public void deleteNode(Node node) {</text:p>
      <text:p text:style-name="P1"><text:tab/><text:tab/>if (isEmpty()) {</text:p>
      <text:p text:style-name="P1"><text:tab/><text:tab/><text:tab/>System.out.println("Empty List");</text:p>
      <text:p text:style-name="P1"><text:tab/><text:tab/>} else {</text:p>
      <text:p text:style-name="P1"><text:tab/><text:tab/><text:tab/>Node current = mHead;</text:p>
      <text:p text:style-name="P1"><text:tab/><text:tab/><text:tab/>Node previus = null;</text:p>
      <text:p text:style-name="P1"><text:tab/><text:tab/><text:tab/>Node next = null;</text:p>
      <text:p text:style-name="P1"><text:tab/><text:tab/><text:tab/>if (node == mHead) {</text:p>
      <text:p text:style-name="P1"><text:tab/><text:tab/><text:tab/><text:tab/>deleteHead();</text:p>
      <text:p text:style-name="P1"><text:tab/><text:tab/><text:tab/>} else if (node == mTail) {</text:p>
      <text:p text:style-name="P1"><text:tab/><text:tab/><text:tab/><text:tab/>deleteTail();</text:p>
      <text:p text:style-name="P1"><text:tab/><text:tab/><text:tab/>} else {</text:p>
      <text:p text:style-name="P1"><text:tab/><text:tab/><text:tab/><text:tab/>do {</text:p>
      <text:p text:style-name="P1"><text:tab/><text:tab/><text:tab/><text:tab/><text:tab/>if (current.next == node) {</text:p>
      <text:p text:style-name="P1"><text:tab/><text:tab/><text:tab/><text:tab/><text:tab/><text:tab/>previus = current;</text:p>
      <text:p text:style-name="P1"><text:tab/><text:tab/><text:tab/><text:tab/><text:tab/><text:tab/>next = current.next.next;</text:p>
      <text:p text:style-name="P1"><text:tab/><text:tab/><text:tab/><text:tab/><text:tab/><text:tab/>break;</text:p>
      <text:p text:style-name="P1"><text:tab/><text:tab/><text:tab/><text:tab/><text:tab/>}</text:p>
      <text:p text:style-name="P1"><text:tab/><text:tab/><text:tab/><text:tab/>} while (current != mHead);</text:p>
      <text:p text:style-name="P1"><text:tab/><text:tab/><text:tab/><text:tab/>previus.next = next;</text:p>
      <text:p text:style-name="P1"><text:tab/><text:tab/><text:tab/>}</text:p>
      <text:p text:style-name="P1"><text:tab/><text:tab/>}</text:p>
      <text:p text:style-name="P1"><text:tab/><text:tab/>mSize--;</text:p>
      <text:p text:style-name="P1"><text:tab/>}</text:p>
      <text:p text:style-name="P1"/>
      <text:p text:style-name="P1"><text:span text:style-name="T1">Get Ele­ment at Index </text:span>: Return the ele­ment at spe­cific index, if index is greater than the size then return –1. its O(n) in worst case. </text:p>
      <text:p text:style-name="P1"/>
      <text:p text:style-name="P4"><text:span text:style-name="T3"><text:s text:c="9"/>public</text:span><text:span text:style-name="T4"> Node getElement(</text:span><text:span text:style-name="T3">int</text:span><text:span text:style-name="T4"> index) {</text:span></text:p>
      <text:p text:style-name="P6"><text:span text:style-name="T4"><text:tab/><text:tab/>Node current = </text:span><text:span text:style-name="T5">mHead</text:span><text:span text:style-name="T4">;</text:span></text:p>
      <text:p text:style-name="P6"><text:span text:style-name="T4"><text:tab/><text:tab/></text:span><text:span text:style-name="T3">if</text:span><text:span text:style-name="T4"> (index &gt;= </text:span><text:span text:style-name="T5">mSize</text:span><text:span text:style-name="T4">) {</text:span></text:p>
      <text:p text:style-name="P6"><text:span text:style-name="T4"><text:tab/><text:tab/><text:tab/></text:span><text:span text:style-name="T3">return</text:span><text:span text:style-name="T4"> </text:span><text:span text:style-name="T3">null</text:span><text:span text:style-name="T4">;</text:span></text:p>
      <text:p text:style-name="P7"><text:tab/><text:tab/>}</text:p>
      <text:p text:style-name="P6"><text:span text:style-name="T4"><text:tab/><text:tab/></text:span><text:span text:style-name="T3">for</text:span><text:span text:style-name="T4"> (</text:span><text:span text:style-name="T3">int</text:span><text:span text:style-name="T4"> i = 0; i &lt; index; i++) {</text:span></text:p>
      <text:p text:style-name="P6"><text:span text:style-name="T4"><text:tab/><text:tab/><text:tab/>current = current.</text:span><text:span text:style-name="T5">next</text:span><text:span text:style-name="T4">;</text:span></text:p>
      <text:p text:style-name="P7"><text:soft-page-break/><text:tab/><text:tab/>}</text:p>
      <text:p text:style-name="P6"><text:span text:style-name="T4"><text:tab/><text:tab/></text:span><text:span text:style-name="T3">return</text:span><text:span text:style-name="T4"> current;</text:span></text:p>
      <text:p text:style-name="P6"/>
      <text:p text:style-name="P7"><text:s text:c="7"/>}</text:p>
      <text:p text:style-name="P1"/>
      <text:p text:style-name="P1"/>
      <text:p text:style-name="P2">Iterating through items:</text:p>
      <text:p text:style-name="P2"/>
      <text:p text:style-name="P5"><text:span text:style-name="T2"><text:s text:c="9"/>public</text:span><text:span text:style-name="T4"> </text:span><text:span text:style-name="T2">void</text:span><text:span text:style-name="T4"> print() {</text:span></text:p>
      <text:p text:style-name="P6"><text:span text:style-name="T4"><text:tab/><text:tab/></text:span><text:span text:style-name="T3">if</text:span><text:span text:style-name="T4"> (isEmpty()) {</text:span></text:p>
      <text:p text:style-name="P6"><text:span text:style-name="T4"><text:tab/><text:tab/><text:tab/>System.</text:span><text:span text:style-name="T6">out</text:span><text:span text:style-name="T4">.println(</text:span><text:span text:style-name="T7">"Empty List"</text:span><text:span text:style-name="T4">);</text:span></text:p>
      <text:p text:style-name="P6"><text:span text:style-name="T4"><text:tab/><text:tab/>} </text:span><text:span text:style-name="T3">else</text:span><text:span text:style-name="T4"> {</text:span></text:p>
      <text:p text:style-name="P6"><text:span text:style-name="T4"><text:tab/><text:tab/><text:tab/>Node current = </text:span><text:span text:style-name="T5">mHead</text:span><text:span text:style-name="T4">;</text:span></text:p>
      <text:p text:style-name="P6"><text:span text:style-name="T4"><text:tab/><text:tab/><text:tab/></text:span><text:span text:style-name="T3">do</text:span><text:span text:style-name="T4"> {</text:span></text:p>
      <text:p text:style-name="P6"><text:span text:style-name="T4"><text:tab/><text:tab/><text:tab/><text:tab/></text:span><text:span text:style-name="T3">if</text:span><text:span text:style-name="T4"> (</text:span><text:span text:style-name="T3">null</text:span><text:span text:style-name="T4"> != current) {</text:span></text:p>
      <text:p text:style-name="P6"><text:span text:style-name="T4"><text:tab/><text:tab/><text:tab/><text:tab/><text:tab/>System.</text:span><text:span text:style-name="T6">out</text:span><text:span text:style-name="T4">.print(current + </text:span><text:span text:style-name="T7">" "</text:span><text:span text:style-name="T4">);</text:span></text:p>
      <text:p text:style-name="P6"><text:span text:style-name="T4"><text:tab/><text:tab/><text:tab/><text:tab/><text:tab/>current = current.</text:span><text:span text:style-name="T5">next</text:span><text:span text:style-name="T4">;</text:span></text:p>
      <text:p text:style-name="P7"><text:tab/><text:tab/><text:tab/><text:tab/>}</text:p>
      <text:p text:style-name="P6"><text:span text:style-name="T4"><text:tab/><text:tab/><text:tab/>} </text:span><text:span text:style-name="T3">while</text:span><text:span text:style-name="T4"> (</text:span><text:span text:style-name="T3">null</text:span><text:span text:style-name="T4"> != current &amp;&amp; current != </text:span><text:span text:style-name="T5">mHead</text:span><text:span text:style-name="T4">);</text:span></text:p>
      <text:p text:style-name="P7"><text:tab/><text:tab/>}</text:p>
      <text:p text:style-name="P7"><text:tab/>}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1965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7-06-18T20:52:30.73</dc:date>
    <dc:creator>Shailendra Singh</dc:creator>
    <meta:editing-duration>PT4H37M46S</meta:editing-duration>
    <meta:editing-cycles>48</meta:editing-cycles>
    <meta:generator>OpenOffice/4.1.3$Win32 OpenOffice.org_project/413m1$Build-9783</meta:generator>
    <meta:document-statistic meta:table-count="0" meta:image-count="1" meta:object-count="0" meta:page-count="4" meta:paragraph-count="121" meta:word-count="795" meta:character-count="4567"/>
  </office:meta>
</office:document-meta>
</file>